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Ein kleiner Test :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Müller</meta:initial-creator>
    <meta:creation-date>2018-07-21T15:35:46.845254263</meta:creation-date>
    <dc:date>2018-07-21T15:36:13.209713259</dc:date>
    <dc:creator>Christopher Müller</dc:creator>
    <meta:editing-duration>PT33S</meta:editing-duration>
    <meta:editing-cycles>1</meta:editing-cycles>
    <meta:document-statistic meta:object-count="25"/>
    <meta:generator>LibreOffice/6.0.5.2$Linux_X86_64 LibreOffice_project/00m0$Build-2</meta:generator>
  </office:meta>
</office:document-meta>
</file>